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2010000020000000200EAFCECD4BA9CE141.png" manifest:media-type="image/png"/>
  <manifest:file-entry manifest:full-path="Pictures/1000000000000008000000085ED9A6E12818B583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3a1f22" officeooo:paragraph-rsid="00099b5f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3pt" fo:font-weight="bold" officeooo:rsid="0051c756" officeooo:paragraph-rsid="00099b5f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3pt" fo:font-weight="bold" officeooo:rsid="005b0362" officeooo:paragraph-rsid="0009a129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3pt" fo:font-weight="bold" officeooo:rsid="00811e01" officeooo:paragraph-rsid="00f82a8b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ee3791" officeooo:paragraph-rsid="0009a129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6pt" fo:font-weight="bold" officeooo:rsid="003a1f22" officeooo:paragraph-rsid="00099b5f" style:font-size-asian="5.25pt" style:font-weight-asian="bold" style:font-size-complex="6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Century Schoolbook L" fo:font-size="6pt" style:text-underline-style="none" fo:font-weight="normal" officeooo:rsid="007a921a" officeooo:paragraph-rsid="007924d5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6pt" fo:font-weight="normal" officeooo:rsid="0051c756" officeooo:paragraph-rsid="00099b5f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2b63d" officeooo:paragraph-rsid="00099b5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b6a94" officeooo:paragraph-rsid="0009a129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f6cf1" officeooo:paragraph-rsid="0009a129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622f4d" officeooo:paragraph-rsid="0009a12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2b63d" officeooo:paragraph-rsid="00099b5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5b0362" officeooo:paragraph-rsid="0009a129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811e01" officeooo:paragraph-rsid="00f82a8b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4a95d3" officeooo:paragraph-rsid="00ea69fb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fo:font-weight="bold" officeooo:rsid="003a1f22" officeooo:paragraph-rsid="00099b5f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5b6a94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1pt" style:text-underline-style="none" officeooo:rsid="00a3b732" officeooo:paragraph-rsid="0009a129" style:font-size-asian="9.60000038146973pt" style:font-size-complex="11pt"/>
    </style:style>
    <style:style style:name="P25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Century Schoolbook L" fo:font-size="11pt" officeooo:paragraph-rsid="0009a129" style:font-size-asian="9.60000038146973pt" style:font-size-complex="11pt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officeooo:rsid="0081bbc1" officeooo:paragraph-rsid="0009a129" style:font-size-asian="9.60000038146973pt" style:font-size-complex="11pt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Century Schoolbook L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6pt" style:text-underline-style="none" fo:font-weight="normal" officeooo:rsid="00b6b3da" officeooo:paragraph-rsid="00b6b3da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30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entury Schoolbook L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Century Schoolbook L" fo:font-size="5pt" style:text-underline-style="none" fo:font-weight="normal" officeooo:rsid="00b6b3da" officeooo:paragraph-rsid="00b6b3da" style:font-size-asian="4.34999990463257pt" style:font-weight-asian="normal" style:font-size-complex="5pt" style:font-weight-complex="normal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entury Schoolbook L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entury Schoolbook L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35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36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Century Schoolbook L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entury Schoolbook L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39" style:family="paragraph" style:parent-style-name="Standard">
      <style:paragraph-properties fo:line-height="100%"/>
      <style:text-properties style:font-name="Century Schoolbook L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40" style:family="paragraph" style:parent-style-name="Standard">
      <style:paragraph-properties fo:line-height="115%"/>
      <style:text-properties style:font-name="Century Schoolbook L" fo:font-size="13pt" fo:font-weight="bold" officeooo:rsid="008bc518" officeooo:paragraph-rsid="0009a129" style:font-size-asian="13pt" style:font-weight-asian="bold" style:font-size-complex="13pt" style:font-weight-complex="bold"/>
    </style:style>
    <style:style style:name="P41" style:family="paragraph" style:parent-style-name="Standard">
      <style:paragraph-properties fo:line-height="100%"/>
      <style:text-properties style:font-name="Century Schoolbook L" fo:font-size="6pt" fo:font-weight="bold" officeooo:rsid="001816eb" officeooo:paragraph-rsid="00099b5f" style:font-size-asian="5.25pt" style:font-weight-asian="bold" style:font-size-complex="6pt" style:font-weight-complex="bold"/>
    </style:style>
    <style:style style:name="P42" style:family="paragraph" style:parent-style-name="Standard">
      <style:paragraph-properties fo:line-height="115%"/>
      <style:text-properties style:font-name="Century Schoolbook L" fo:font-size="11pt" officeooo:rsid="0081bbc1" officeooo:paragraph-rsid="00f82a8b" style:font-size-asian="11pt" style:font-size-complex="11pt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Century Schoolbook L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115%"/>
      <style:text-properties style:font-name="Century Schoolbook L" fo:font-size="11pt" fo:font-weight="normal" officeooo:rsid="008bc518" officeooo:paragraph-rsid="0009a129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line-height="115%"/>
      <style:text-properties style:font-name="Century Schoolbook L" fo:font-size="11pt" fo:font-style="italic" officeooo:rsid="00811e01" officeooo:paragraph-rsid="00f82a8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line-height="115%"/>
      <style:text-properties style:font-name="Century Schoolbook L" fo:font-size="11pt" fo:font-weight="bold" officeooo:rsid="008bbaa0" officeooo:paragraph-rsid="0009a129" style:font-size-asian="9.60000038146973pt" style:font-weight-asian="bold" style:font-size-complex="11pt" style:font-weight-complex="bold"/>
    </style:style>
    <style:style style:name="P47" style:family="paragraph" style:parent-style-name="Standard">
      <style:paragraph-properties fo:line-height="115%"/>
      <style:text-properties style:font-name="Century Schoolbook L" fo:font-size="11pt" style:text-underline-style="none" fo:font-weight="bold" officeooo:rsid="00db5e4b" officeooo:paragraph-rsid="0009a129" style:font-size-asian="11pt" style:font-weight-asian="bold" style:font-size-complex="11pt" style:font-weight-complex="bold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Century Schoolbook L" fo:font-size="12pt" fo:font-weight="bold" officeooo:rsid="002a3ec5" officeooo:paragraph-rsid="00099b5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Century Schoolbook L" fo:font-size="8pt" fo:font-weight="bold" officeooo:rsid="002a3ec5" officeooo:paragraph-rsid="00099b5f" style:font-size-asian="7pt" style:font-weight-asian="bold" style:font-size-complex="8pt" style:font-weight-complex="bold"/>
    </style:style>
    <style:style style:name="P50" style:family="paragraph" style:parent-style-name="Standard" style:master-page-name="">
      <style:paragraph-properties fo:text-align="start" style:justify-single-word="false" style:page-number="auto"/>
      <style:text-properties style:font-name="Century Schoolbook L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entury Schoolbook L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Century Schoolbook L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top="0in" fo:margin-bottom="0in" loext:contextual-spacing="false"/>
      <style:text-properties style:font-name="Century Schoolbook L" fo:font-size="11pt" style:font-size-asian="11pt" style:font-size-complex="11pt"/>
    </style:style>
    <style:style style:name="P57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Century Schoolbook L" fo:font-size="12pt" fo:font-weight="bold" officeooo:paragraph-rsid="00f82a8b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Century Schoolbook L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Century Schoolbook L" fo:font-size="11pt" officeooo:rsid="0105485e" officeooo:paragraph-rsid="0105485e" style:font-size-asian="11pt" style:font-size-complex="11pt"/>
    </style:style>
    <style:style style:name="P60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ea69fb"/>
    </style:style>
    <style:style style:name="P61" style:family="paragraph" style:parent-style-name="Standard" style:list-style-name="L2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62" style:family="paragraph" style:parent-style-name="Standard" style:list-style-name="L2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6a3b64"/>
    </style:style>
    <style:style style:name="P63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/>
      <style:text-properties officeooo:paragraph-rsid="0009a129"/>
    </style:style>
    <style:style style:name="P64" style:family="paragraph" style:parent-style-name="Standard" style:list-style-name="L1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09a129"/>
    </style:style>
    <style:style style:name="P65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weight="normal" officeooo:paragraph-rsid="00ea69fb" style:font-weight-asian="normal" style:font-weight-complex="normal"/>
    </style:style>
    <style:style style:name="P66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weight="normal" officeooo:rsid="0109f3df" officeooo:paragraph-rsid="0109f3df" style:font-weight-asian="normal" style:font-weight-complex="normal"/>
    </style:style>
    <style:style style:name="P67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style:text-underline-style="none" fo:font-weight="normal" officeooo:rsid="00db5e4b" officeooo:paragraph-rsid="00ea69fb" style:font-size-asian="11pt" style:font-weight-asian="normal" style:font-size-complex="11pt" style:font-weight-complex="normal"/>
    </style:style>
    <style:style style:name="P68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style:text-underline-style="none" fo:font-weight="bold" officeooo:rsid="00db5e4b" officeooo:paragraph-rsid="00ea69fb" style:font-size-asian="11pt" style:font-weight-asian="bold" style:font-size-complex="11pt" style:font-weight-complex="bold"/>
    </style:style>
    <style:style style:name="P69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entury Schoolbook L" fo:font-size="11pt" fo:font-weight="normal" officeooo:rsid="00525e6d" officeooo:paragraph-rsid="00525e6d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entury Schoolbook L" fo:font-size="11pt" fo:font-weight="normal" officeooo:rsid="0057c29c" officeooo:paragraph-rsid="005a99ba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Century Schoolbook L" fo:font-size="11pt" fo:font-weight="normal" officeooo:rsid="005e19ec" officeooo:paragraph-rsid="00605768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b6a94" officeooo:paragraph-rsid="0009a129" style:font-size-asian="11pt" style:font-weight-asian="normal" style:font-size-complex="11pt" style:font-weight-complex="normal"/>
    </style:style>
    <style:style style:name="P73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5f6cf1" officeooo:paragraph-rsid="0009a129" style:font-size-asian="11pt" style:font-weight-asian="normal" style:font-size-complex="11pt" style:font-weight-complex="normal"/>
    </style:style>
    <style:style style:name="P74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622f4d" officeooo:paragraph-rsid="0009a129" style:font-size-asian="11pt" style:font-weight-asian="normal" style:font-size-complex="11pt" style:font-weight-complex="normal"/>
    </style:style>
    <style:style style:name="P75" style:family="paragraph" style:parent-style-name="Standard" style:list-style-name="L6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normal" officeooo:rsid="00661cde" officeooo:paragraph-rsid="0009a129" style:font-size-asian="11pt" style:font-weight-asian="normal" style:font-size-complex="11pt" style:font-weight-complex="normal"/>
    </style:style>
    <style:style style:name="P76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5f6cf1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622f4d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Standard" style:list-style-name="L6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style="italic" fo:font-weight="normal" officeooo:rsid="00661cde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Standard" style:list-style-name="L6">
      <style:paragraph-properties fo:margin-left="0in" fo:margin-right="0in" fo:line-height="115%" fo:text-align="justify" style:justify-single-word="false" fo:text-indent="0in" style:auto-text-indent="false"/>
      <style:text-properties style:font-name="Century Schoolbook L" fo:font-size="11pt" fo:font-weight="bold" officeooo:rsid="00811e01" officeooo:paragraph-rsid="0009a129" style:font-size-asian="9.60000038146973pt" style:font-weight-asian="bold" style:font-size-complex="11pt" style:font-weight-complex="bold"/>
    </style:style>
    <style:style style:name="P80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fo:font-weight="bold" officeooo:rsid="00ee3791" officeooo:paragraph-rsid="0009a129" style:font-size-asian="9.60000038146973pt" style:font-weight-asian="bold" style:font-size-complex="11pt" style:font-weight-complex="bold"/>
    </style:style>
    <style:style style:name="P81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1pt" fo:font-weight="bold" officeooo:rsid="0109f3df" officeooo:paragraph-rsid="0109f3df" style:font-size-asian="9.60000038146973pt" style:font-weight-asian="bold" style:font-size-complex="11pt" style:font-weight-complex="bold"/>
    </style:style>
    <style:style style:name="P82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officeooo:paragraph-rsid="008c881a"/>
    </style:style>
    <style:style style:name="P83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weight="bold" officeooo:rsid="00935016" officeooo:paragraph-rsid="00935016" style:font-weight-asian="bold" style:font-weight-complex="bold"/>
    </style:style>
    <style:style style:name="P84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weight="bold" officeooo:rsid="00935016" officeooo:paragraph-rsid="00935016" style:font-weight-asian="bold" style:font-weight-complex="bold"/>
    </style:style>
    <style:style style:name="P85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Century Schoolbook L" fo:font-size="13pt" fo:font-weight="bold" officeooo:rsid="0109f3df" officeooo:paragraph-rsid="0109f3df" style:font-size-asian="13pt" style:font-weight-asian="bold" style:font-size-complex="13pt" style:font-weight-complex="bold"/>
    </style:style>
    <style:style style:name="P86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50b826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09a129" style:font-size-asian="11pt" style:font-weight-asian="bold" style:font-size-complex="11pt" style:font-weight-complex="bold"/>
    </style:style>
    <style:style style:name="P88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09a129" style:font-size-asian="11pt" style:font-weight-asian="bold" style:font-size-complex="11pt" style:font-weight-complex="bold"/>
    </style:style>
    <style:style style:name="P89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09a129" style:font-size-asian="11pt" style:font-weight-asian="bold" style:font-size-complex="11pt" style:font-weight-complex="bold"/>
    </style:style>
    <style:style style:name="P90" style:family="paragraph" style:parent-style-name="Standard" style:list-style-name="L6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91" style:family="paragraph" style:parent-style-name="Standard" style:list-style-name="L6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92" style:family="paragraph" style:parent-style-name="Standard" style:list-style-name="L2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7924d5"/>
    </style:style>
    <style:style style:name="P93" style:family="paragraph" style:parent-style-name="Standard" style:list-style-name="L2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61e4ca"/>
    </style:style>
    <style:style style:name="P94" style:family="paragraph" style:parent-style-name="Standard" style:list-style-name="L2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95" style:family="paragraph" style:parent-style-name="Standard" style:list-style-name="L2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6a3b64" style:font-size-asian="9.60000038146973pt" style:font-weight-asian="normal" style:font-size-complex="11pt" style:font-weight-complex="normal"/>
    </style:style>
    <style:style style:name="P96" style:family="paragraph" style:parent-style-name="Standard" style:list-style-name="L7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97" style:family="paragraph" style:parent-style-name="Standard" style:list-style-name="L8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98" style:family="paragraph" style:parent-style-name="Standard" style:list-style-name="L9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99" style:family="paragraph" style:parent-style-name="Standard" style:list-style-name="L10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Century Schoolbook L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0" style:family="paragraph" style:parent-style-name="Standard" style:list-style-name="L1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Century Schoolbook L" fo:font-size="11pt" style:text-underline-style="none" fo:font-weight="bold" officeooo:rsid="00efafd2" officeooo:paragraph-rsid="0009a129" style:font-size-asian="9.60000038146973pt" style:font-weight-asian="bold" style:font-size-complex="11pt" style:font-weight-complex="bold"/>
    </style:style>
    <style:style style:name="P101" style:family="paragraph" style:parent-style-name="Standard" style:list-style-name="L1" style:master-page-name="">
      <loext:graphic-properties draw:fill="none"/>
      <style:paragraph-properties fo:margin-left="0.0618in" fo:margin-right="0in" fo:line-height="100%" fo:text-align="justify" style:justify-single-word="false" fo:text-indent="0.75in" style:auto-text-indent="false" style:page-number="auto" fo:background-color="transparent">
        <style:tab-stops>
          <style:tab-stop style:position="0.2547in"/>
          <style:tab-stop style:position="0.9945in"/>
        </style:tab-stops>
      </style:paragraph-properties>
      <style:text-properties style:font-name="Century Schoolbook L" fo:font-size="11pt" style:text-underline-style="none" fo:font-weight="normal" officeooo:rsid="00edc70d" officeooo:paragraph-rsid="00edc70d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1">
      <loext:graphic-properties draw:fill="none"/>
      <style:paragraph-properties fo:margin-left="0.0618in" fo:margin-right="0in" fo:line-height="100%" fo:text-align="justify" style:justify-single-word="false" fo:text-indent="0.75in" style:auto-text-indent="false" fo:background-color="transparent">
        <style:tab-stops>
          <style:tab-stop style:position="0.2547in"/>
          <style:tab-stop style:position="0.9945in"/>
        </style:tab-stops>
      </style:paragraph-properties>
      <style:text-properties officeooo:rsid="00ef8775" officeooo:paragraph-rsid="00ef8775"/>
    </style:style>
    <style:style style:name="P103" style:family="paragraph" style:parent-style-name="Standard" style:list-style-name="L1" style:master-page-name="">
      <loext:graphic-properties draw:fill="none"/>
      <style:paragraph-properties fo:margin-left="0.8118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465in"/>
          <style:tab-stop style:position="0.2547in"/>
        </style:tab-stops>
      </style:paragraph-properties>
      <style:text-properties fo:font-weight="normal" officeooo:rsid="00f27ed9" officeooo:paragraph-rsid="00f27ed9" style:font-weight-asian="normal" style:font-weight-complex="normal"/>
    </style:style>
    <style:style style:name="P104" style:family="paragraph" style:parent-style-name="Standard" style:list-style-name="L1">
      <loext:graphic-properties draw:fill="none"/>
      <style:paragraph-properties fo:margin-left="0.8118in" fo:margin-right="0in" fo:line-height="100%" fo:text-align="justify" style:justify-single-word="false" fo:text-indent="0in" style:auto-text-indent="false" fo:background-color="transparent">
        <style:tab-stops>
          <style:tab-stop style:position="0.2465in"/>
          <style:tab-stop style:position="0.2547in"/>
        </style:tab-stops>
      </style:paragraph-properties>
      <style:text-properties fo:font-weight="normal" officeooo:rsid="00f4d372" officeooo:paragraph-rsid="00f4d372" style:font-weight-asian="normal" style:font-weight-complex="normal"/>
    </style:style>
    <style:style style:name="P105" style:family="paragraph">
      <loext:graphic-properties draw:fill="none" draw:fill-color="#ffffff"/>
    </style:style>
    <style:style style:name="P106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65dfe" style:font-weight-asian="normal" style:font-weight-complex="normal"/>
    </style:style>
    <style:style style:name="T4" style:family="text">
      <style:text-properties fo:font-weight="normal" officeooo:rsid="00e5e84c" style:font-weight-asian="normal" style:font-weight-complex="normal"/>
    </style:style>
    <style:style style:name="T5" style:family="text">
      <style:text-properties fo:font-weight="normal" officeooo:rsid="00e73172" style:font-weight-asian="normal" style:font-weight-complex="normal"/>
    </style:style>
    <style:style style:name="T6" style:family="text">
      <style:text-properties fo:font-weight="normal" officeooo:rsid="00ec69f9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8e717" style:font-weight-asian="bold" style:font-weight-complex="bold"/>
    </style:style>
    <style:style style:name="T9" style:family="text">
      <style:text-properties fo:font-weight="bold" officeooo:rsid="00e5451b" style:font-weight-asian="bold" style:font-weight-complex="bold"/>
    </style:style>
    <style:style style:name="T10" style:family="text">
      <style:text-properties fo:font-weight="bold" officeooo:rsid="00eb6bf6" style:font-weight-asian="bold" style:font-weight-complex="bold"/>
    </style:style>
    <style:style style:name="T11" style:family="text">
      <style:text-properties fo:font-weight="bold" officeooo:rsid="00ec69f9" style:font-weight-asian="bold" style:font-weight-complex="bold"/>
    </style:style>
    <style:style style:name="T12" style:family="text">
      <style:text-properties officeooo:rsid="00f23c71"/>
    </style:style>
    <style:style style:name="T13" style:family="text">
      <style:text-properties officeooo:rsid="00c92c92"/>
    </style:style>
    <style:style style:name="T14" style:family="text">
      <style:text-properties style:text-position="super 58%"/>
    </style:style>
    <style:style style:name="T15" style:family="text">
      <style:text-properties officeooo:rsid="00221c4b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9c51e0" style:font-size-asian="13pt" style:font-size-complex="13pt"/>
    </style:style>
    <style:style style:name="T18" style:family="text">
      <style:text-properties officeooo:rsid="00579383"/>
    </style:style>
    <style:style style:name="T19" style:family="text">
      <style:text-properties style:text-line-through-style="none" style:text-line-through-type="none" style:font-name="Century Schoolbook 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0" style:family="text">
      <style:text-properties style:text-line-through-style="none" style:text-line-through-type="none" style:font-name="Century Schoolbook 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1" style:family="text">
      <style:text-properties style:text-line-through-style="none" style:text-line-through-type="none" style:font-name="Century Schoolbook L" fo:font-size="11pt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style:text-line-through-style="none" style:text-line-through-type="none" style:font-name="Century Schoolbook L" fo:font-size="11pt" style:text-underline-style="none" fo:font-weight="bold" officeooo:rsid="009dbbb9" style:font-size-asian="11pt" style:font-weight-asian="bold" style:font-size-complex="11pt" style:font-weight-complex="bold"/>
    </style:style>
    <style:style style:name="T23" style:family="text">
      <style:text-properties style:text-line-through-style="none" style:text-line-through-type="none" style:font-name="Century Schoolbook L" fo:font-size="11pt" style:text-underline-style="none" fo:font-weight="bold" officeooo:rsid="009e2be9" style:font-size-asian="11pt" style:font-weight-asian="bold" style:font-size-complex="11pt" style:font-weight-complex="bold"/>
    </style:style>
    <style:style style:name="T24" style:family="text">
      <style:text-properties style:text-line-through-style="none" style:text-line-through-type="none" style:font-name="Century Schoolbook L" fo:font-size="11pt" style:text-underline-style="none" fo:font-weight="bold" officeooo:rsid="00adab06" style:font-size-asian="11pt" style:font-weight-asian="bold" style:font-size-complex="11pt" style:font-weight-complex="bold"/>
    </style:style>
    <style:style style:name="T25" style:family="text">
      <style:text-properties style:text-line-through-style="none" style:text-line-through-type="none" style:font-name="Century Schoolbook L" fo:font-size="11pt" style:text-underline-style="none" fo:font-weight="bold" officeooo:rsid="0084226a" style:font-size-asian="11pt" style:font-weight-asian="bold" style:font-size-complex="11pt" style:font-weight-complex="bold"/>
    </style:style>
    <style:style style:name="T26" style:family="text">
      <style:text-properties style:text-line-through-style="none" style:text-line-through-type="none" style:font-name="Century Schoolbook L" fo:font-size="11pt" style:text-underline-style="none" fo:font-weight="bold" officeooo:rsid="00bcb795" style:font-size-asian="11pt" style:font-weight-asian="bold" style:font-size-complex="11pt" style:font-weight-complex="bold"/>
    </style:style>
    <style:style style:name="T27" style:family="text">
      <style:text-properties style:text-line-through-style="none" style:text-line-through-type="none" style:font-name="Century Schoolbook L" fo:font-size="11pt" style:text-underline-style="none" fo:font-weight="bold" officeooo:rsid="00aef97e" style:font-size-asian="11pt" style:font-weight-asian="bold" style:font-size-complex="11pt" style:font-weight-complex="bold"/>
    </style:style>
    <style:style style:name="T28" style:family="text">
      <style:text-properties style:text-line-through-style="none" style:text-line-through-type="none" style:font-name="Century Schoolbook L" fo:font-size="11pt" style:text-underline-style="none" fo:font-weight="bold" officeooo:rsid="00850711" style:font-size-asian="11pt" style:font-weight-asian="bold" style:font-size-complex="11pt" style:font-weight-complex="bold"/>
    </style:style>
    <style:style style:name="T29" style:family="text">
      <style:text-properties style:text-line-through-style="none" style:text-line-through-type="none" style:font-name="Century Schoolbook L" fo:font-size="11pt" style:text-underline-style="none" fo:font-weight="bold" officeooo:rsid="00b11eac" style:font-size-asian="11pt" style:font-weight-asian="bold" style:font-size-complex="11pt" style:font-weight-complex="bold"/>
    </style:style>
    <style:style style:name="T30" style:family="text">
      <style:text-properties style:text-line-through-style="none" style:text-line-through-type="none" style:font-name="Century Schoolbook L" fo:font-size="11pt" style:text-underline-style="none" fo:font-weight="bold" officeooo:rsid="0043ee31" style:font-size-asian="11pt" style:font-weight-asian="bold" style:font-size-complex="11pt" style:font-weight-complex="bold"/>
    </style:style>
    <style:style style:name="T31" style:family="text">
      <style:text-properties style:text-line-through-style="none" style:text-line-through-type="none" style:font-name="Century Schoolbook L" fo:font-size="11pt" style:text-underline-style="none" fo:font-weight="bold" officeooo:rsid="00824a24" style:font-size-asian="11pt" style:font-weight-asian="bold" style:font-size-complex="11pt" style:font-weight-complex="bold"/>
    </style:style>
    <style:style style:name="T32" style:family="text">
      <style:text-properties style:text-line-through-style="none" style:text-line-through-type="none" style:font-name="Century Schoolbook L" fo:font-size="11pt" style:text-underline-style="none" fo:font-weight="bold" officeooo:rsid="007a921a" style:font-size-asian="11pt" style:font-weight-asian="bold" style:font-size-complex="11pt" style:font-weight-complex="bold"/>
    </style:style>
    <style:style style:name="T33" style:family="text">
      <style:text-properties style:text-line-through-style="none" style:text-line-through-type="none" style:font-name="Century Schoolbook L" style:text-underline-style="none" fo:font-weight="normal" style:font-weight-asian="normal" style:font-weight-complex="normal"/>
    </style:style>
    <style:style style:name="T34" style:family="text">
      <style:text-properties style:text-line-through-style="none" style:text-line-through-type="none" style:font-name="Century Schoolbook L" style:text-underline-style="none" fo:font-weight="bold" style:font-weight-asian="bold" style:font-weight-complex="bold"/>
    </style:style>
    <style:style style:name="T35" style:family="text">
      <style:text-properties style:text-line-through-style="none" style:text-line-through-type="none" style:font-name="Century Schoolbook L" style:text-underline-style="none" fo:font-weight="bold" officeooo:rsid="0102bf80" style:font-weight-asian="bold" style:font-weight-complex="bold"/>
    </style:style>
    <style:style style:name="T36" style:family="text">
      <style:text-properties officeooo:rsid="008ae16d"/>
    </style:style>
    <style:style style:name="T37" style:family="text">
      <style:text-properties officeooo:rsid="009bc11f"/>
    </style:style>
    <style:style style:name="T38" style:family="text">
      <style:text-properties officeooo:rsid="00a28395"/>
    </style:style>
    <style:style style:name="T39" style:family="text">
      <style:text-properties officeooo:rsid="00a564ec"/>
    </style:style>
    <style:style style:name="T40" style:family="text">
      <style:text-properties officeooo:rsid="00b842d0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43" style:family="text">
      <style:text-properties fo:font-size="11pt" style:text-underline-style="none" officeooo:rsid="004a95d3" style:font-size-asian="9.60000038146973pt" style:font-size-complex="11pt"/>
    </style:style>
    <style:style style:name="T44" style:family="text">
      <style:text-properties fo:font-size="11pt" style:text-underline-style="none" officeooo:rsid="004b94ff" style:font-size-asian="9.60000038146973pt" style:font-size-complex="11pt"/>
    </style:style>
    <style:style style:name="T45" style:family="text">
      <style:text-properties fo:font-size="11pt" style:text-underline-style="none" officeooo:rsid="004d8056" style:font-size-asian="9.60000038146973pt" style:font-size-complex="11pt"/>
    </style:style>
    <style:style style:name="T46" style:family="text">
      <style:text-properties fo:font-size="11pt" fo:font-weight="bold" officeooo:rsid="0090a023" style:font-size-asian="9.60000038146973pt" style:font-weight-asian="bold" style:font-size-complex="11pt" style:font-weight-complex="bold"/>
    </style:style>
    <style:style style:name="T47" style:family="text">
      <style:text-properties fo:font-size="11pt" fo:font-weight="bold" officeooo:rsid="00d8543f" style:font-size-asian="9.60000038146973pt" style:font-weight-asian="bold" style:font-size-complex="11pt" style:font-weight-complex="bold"/>
    </style:style>
    <style:style style:name="T48" style:family="text">
      <style:text-properties fo:font-size="11pt" style:font-size-asian="9.60000038146973pt" style:font-size-complex="11pt"/>
    </style:style>
    <style:style style:name="T49" style:family="text">
      <style:text-properties fo:font-size="11pt" officeooo:rsid="008e5bdd" style:font-size-asian="9.60000038146973pt" style:font-size-complex="11pt"/>
    </style:style>
    <style:style style:name="T50" style:family="text">
      <style:text-properties officeooo:rsid="00e38072"/>
    </style:style>
    <style:style style:name="T51" style:family="text">
      <style:text-properties style:font-name="Century Schoolbook L"/>
    </style:style>
    <style:style style:name="T52" style:family="text">
      <style:text-properties style:font-name="Century Schoolbook L" fo:font-size="11pt" style:text-underline-style="none" fo:font-weight="normal" style:font-size-asian="11pt" style:font-weight-asian="normal" style:font-size-complex="11pt" style:font-weight-complex="normal"/>
    </style:style>
    <style:style style:name="T53" style:family="text">
      <style:text-properties style:font-name="Century Schoolbook L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54" style:family="text">
      <style:text-properties style:font-name="Century Schoolbook L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55" style:family="text">
      <style:text-properties style:font-name="Century Schoolbook L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56" style:family="text">
      <style:text-properties style:font-name="Century Schoolbook L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57" style:family="text">
      <style:text-properties style:font-name="Century Schoolbook L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58" style:family="text">
      <style:text-properties style:font-name="Century Schoolbook L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59" style:family="text">
      <style:text-properties style:font-name="Century Schoolbook L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60" style:family="text">
      <style:text-properties style:font-name="Century Schoolbook L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61" style:family="text">
      <style:text-properties style:font-name="Century Schoolbook L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62" style:family="text">
      <style:text-properties style:font-name="Century Schoolbook L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63" style:family="text">
      <style:text-properties style:font-name="Century Schoolbook L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64" style:family="text">
      <style:text-properties style:font-name="Century Schoolbook L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65" style:family="text">
      <style:text-properties style:font-name="Century Schoolbook L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66" style:family="text">
      <style:text-properties style:font-name="Century Schoolbook L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67" style:family="text">
      <style:text-properties style:font-name="Century Schoolbook L" fo:font-size="11pt" style:text-underline-style="none" fo:font-weight="normal" style:font-size-asian="9.60000038146973pt" style:font-weight-asian="normal" style:font-size-complex="11pt" style:font-weight-complex="normal"/>
    </style:style>
    <style:style style:name="T68" style:family="text">
      <style:text-properties style:font-name="Century Schoolbook L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69" style:family="text">
      <style:text-properties style:font-name="Century Schoolbook L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70" style:family="text">
      <style:text-properties style:font-name="Century Schoolbook L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71" style:family="text">
      <style:text-properties style:font-name="Century Schoolbook L" fo:font-size="11pt" style:text-underline-style="none" fo:font-weight="normal" officeooo:rsid="00edc70d" style:font-size-asian="9.60000038146973pt" style:font-weight-asian="normal" style:font-size-complex="11pt" style:font-weight-complex="normal"/>
    </style:style>
    <style:style style:name="T72" style:family="text">
      <style:text-properties style:font-name="Century Schoolbook L" fo:font-size="11pt" style:text-underline-style="none" style:font-size-asian="11pt" style:font-size-complex="11pt"/>
    </style:style>
    <style:style style:name="T73" style:family="text">
      <style:text-properties style:font-name="Century Schoolbook L" fo:font-size="11pt" style:text-underline-style="none" officeooo:rsid="0024fc74" style:font-size-asian="11pt" style:font-size-complex="11pt"/>
    </style:style>
    <style:style style:name="T74" style:family="text">
      <style:text-properties style:font-name="Century Schoolbook L" fo:font-size="11pt" style:text-underline-style="none" officeooo:rsid="00eb6bf6" style:font-size-asian="11pt" style:font-size-complex="11pt"/>
    </style:style>
    <style:style style:name="T75" style:family="text">
      <style:text-properties style:font-name="Century Schoolbook L" fo:font-size="11pt" style:text-underline-style="none" fo:font-weight="bold" officeooo:rsid="00605768" style:font-size-asian="11pt" style:font-weight-asian="bold" style:font-size-complex="11pt" style:font-weight-complex="bold"/>
    </style:style>
    <style:style style:name="T76" style:family="text">
      <style:text-properties style:font-name="Century Schoolbook L" fo:font-size="11pt" style:text-underline-style="none" fo:font-weight="bold" officeooo:rsid="006bab11" style:font-size-asian="11pt" style:font-weight-asian="bold" style:font-size-complex="11pt" style:font-weight-complex="bold"/>
    </style:style>
    <style:style style:name="T77" style:family="text">
      <style:text-properties style:font-name="Century Schoolbook L" fo:font-size="11pt" style:text-underline-style="none" fo:font-weight="bold" officeooo:rsid="0061e4ca" style:font-size-asian="11pt" style:font-weight-asian="bold" style:font-size-complex="11pt" style:font-weight-complex="bold"/>
    </style:style>
    <style:style style:name="T78" style:family="text">
      <style:text-properties style:font-name="Century Schoolbook L" fo:font-size="11pt" style:text-underline-style="none" fo:font-weight="bold" officeooo:rsid="00754a03" style:font-size-asian="11pt" style:font-weight-asian="bold" style:font-size-complex="11pt" style:font-weight-complex="bold"/>
    </style:style>
    <style:style style:name="T79" style:family="text">
      <style:text-properties style:font-name="Century Schoolbook L" fo:font-size="11pt" style:text-underline-style="none" fo:font-weight="bold" officeooo:rsid="006a3b64" style:font-size-asian="11pt" style:font-weight-asian="bold" style:font-size-complex="11pt" style:font-weight-complex="bold"/>
    </style:style>
    <style:style style:name="T80" style:family="text">
      <style:text-properties style:font-name="Century Schoolbook L" fo:font-size="11pt" style:text-underline-style="none" fo:font-weight="bold" officeooo:rsid="007b862a" style:font-size-asian="11pt" style:font-weight-asian="bold" style:font-size-complex="11pt" style:font-weight-complex="bold"/>
    </style:style>
    <style:style style:name="T81" style:family="text">
      <style:text-properties style:font-name="Century Schoolbook L" fo:font-size="11pt" style:text-underline-style="none" fo:font-weight="bold" officeooo:rsid="007a921a" style:font-size-asian="11pt" style:font-weight-asian="bold" style:font-size-complex="11pt" style:font-weight-complex="bold"/>
    </style:style>
    <style:style style:name="T82" style:family="text">
      <style:text-properties style:font-name="Century Schoolbook L" style:text-underline-style="none"/>
    </style:style>
    <style:style style:name="T83" style:family="text">
      <style:text-properties style:font-name="Century Schoolbook L" style:text-underline-style="none" fo:font-weight="bold" style:font-weight-asian="bold" style:font-weight-complex="bold"/>
    </style:style>
    <style:style style:name="T84" style:family="text">
      <style:text-properties style:font-name="Century Schoolbook L" style:text-underline-style="none" fo:font-weight="bold" style:font-size-asian="11pt" style:font-weight-asian="bold" style:font-weight-complex="bold"/>
    </style:style>
    <style:style style:name="T85" style:family="text">
      <style:text-properties style:font-name="Century Schoolbook L" style:text-underline-style="none" fo:font-weight="bold" officeooo:rsid="007b862a" style:font-size-asian="11pt" style:font-weight-asian="bold" style:font-weight-complex="bold"/>
    </style:style>
    <style:style style:name="T86" style:family="text">
      <style:text-properties style:font-name="Century Schoolbook L" style:text-underline-style="none" style:font-size-asian="11pt"/>
    </style:style>
    <style:style style:name="T87" style:family="text">
      <style:text-properties style:font-name="Century Schoolbook L" style:text-underline-style="none" officeooo:rsid="003cdb35" style:font-size-asian="11pt"/>
    </style:style>
    <style:style style:name="T88" style:family="text">
      <style:text-properties style:font-name="Century Schoolbook L" style:text-underline-style="none" officeooo:rsid="006d7a85" style:font-size-asian="11pt"/>
    </style:style>
    <style:style style:name="T89" style:family="text">
      <style:text-properties style:font-name="Century Schoolbook L" style:text-underline-style="none" officeooo:rsid="0043ee31" style:font-size-asian="11pt"/>
    </style:style>
    <style:style style:name="T90" style:family="text">
      <style:text-properties style:font-name="Century Schoolbook L" officeooo:rsid="005c2747"/>
    </style:style>
    <style:style style:name="T91" style:family="text">
      <style:text-properties style:use-window-font-color="true" style:font-name="Century Schoolbook L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92" style:family="text">
      <style:text-properties officeooo:rsid="00fbefa6"/>
    </style:style>
    <style:style style:name="T93" style:family="text">
      <style:text-properties officeooo:rsid="00fdde6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Habibur Rahman</text:p>
      <text:p text:style-name="P38"/>
      <text:p text:style-name="P36"><draw:frame draw:style-name="fr1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35"><draw:frame draw:style-name="fr1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53">habib_cse_ruet@yahoo.com</text:span></text:a></text:p>
      <text:p text:style-name="P37"><draw:frame draw:style-name="fr2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34"><draw:frame draw:style-name="fr2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73">http://habib.tech</text:span></text:a></text:p>
      <text:p text:style-name="P28"/>
      <text:p text:style-name="P29">Objective</text:p>
      <text:p text:style-name="P30">To secure a position where I can show my<text:span text:style-name="T50"> knowledge, </text:span>analytical skills <text:span text:style-name="T40">and abilities and learn about</text:span> <text:span text:style-name="T40">new technologies.</text:span></text:p>
      <text:p text:style-name="P31"/>
      <text:p text:style-name="P39">Summary</text:p>
      <text:p text:style-name="P41"/>
      <text:p text:style-name="P59"><text:span text:style-name="T2">I’m </text:span><text:span text:style-name="T7">Habibur Rahman</text:span><text:span text:style-name="T2"> from Rajshahi University of Engineering and Technology, Bangladesh. I’m a sport programmer and love to solve problems. I had participated hundreds of online programming contests, two times in </text:span><text:span text:style-name="T7">National Collegiate Programming Contest (NCPC)</text:span><text:span text:style-name="T2"> and </text:span><text:span text:style-name="T7">ACM-ICPC Dhaka Regional</text:span><text:span text:style-name="T2">. Currently, I am solving problems in several judges like </text:span><text:span text:style-name="T7">Codeforces</text:span><text:span text:style-name="T2">, </text:span><text:span text:style-name="T7">Codechef</text:span><text:span text:style-name="T2"> etc.</text:span></text:p>
      <text:p text:style-name="P43"/>
      <text:p text:style-name="P43">I love to take challenges and learn <text:span text:style-name="T36">something new</text:span>.</text:p>
      <text:p text:style-name="P43"/>
      <text:p text:style-name="P5">Education<text:span text:style-name="T38">s</text:span></text:p>
      <text:p text:style-name="P17"/>
      <text:p text:style-name="P57">Rajshahi University of Engineering &amp; Technology, <text:span text:style-name="T92">Rajshahi, Bangladesh</text:span></text:p>
      <text:p text:style-name="P45">Bachelor of <text:span text:style-name="T2">Computer Science and Engineering</text:span></text:p>
      <text:p text:style-name="P42"><text:span text:style-name="T93">Passing Year: </text:span>2017</text:p>
      <text:p text:style-name="P42">CGPA: <text:span text:style-name="T7">3.77 </text:span><text:span text:style-name="T3">out of</text:span><text:span text:style-name="T2"> 4.00</text:span></text:p>
      <text:p text:style-name="P48">Language Activit<text:span text:style-name="T39">y</text:span></text:p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C++</text:p>
          </table:table-cell>
          <table:table-cell table:style-name="Table1.B1" office:value-type="string">
            <text:p text:style-name="P32"><draw:custom-shape text:anchor-type="paragraph" draw:z-index="4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5" draw:name="Shape2" draw:style-name="gr2" draw:text-style-name="P106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51">Java</text:p>
          </table:table-cell>
          <table:table-cell table:style-name="Table1.B1" office:value-type="string">
            <text:p text:style-name="P33"><draw:custom-shape text:anchor-type="paragraph" draw:z-index="6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7" draw:name="Shape2" draw:style-name="gr3" draw:text-style-name="P106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52">Python</text:p>
          </table:table-cell>
          <table:table-cell table:style-name="Table1.B1" office:value-type="string">
            <text:p text:style-name="P33"><draw:custom-shape text:anchor-type="paragraph" draw:z-index="8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9" draw:name="Shape2" draw:style-name="gr4" draw:text-style-name="P106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53">PHP</text:p>
          </table:table-cell>
          <table:table-cell table:style-name="Table1.B1" office:value-type="string">
            <text:p text:style-name="P33"><draw:custom-shape text:anchor-type="paragraph" draw:z-index="10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1" draw:name="Shape2" draw:style-name="gr5" draw:text-style-name="P106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54">C#</text:p>
          </table:table-cell>
          <table:table-cell table:style-name="Table1.B1" office:value-type="string">
            <text:p text:style-name="P33"><draw:custom-shape text:anchor-type="paragraph" draw:z-index="12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3" draw:name="Shape2" draw:style-name="gr6" draw:text-style-name="P106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55">MySQL</text:p>
          </table:table-cell>
          <table:table-cell table:style-name="Table1.B1" office:value-type="string">
            <text:p text:style-name="P33"><draw:custom-shape text:anchor-type="paragraph" draw:z-index="14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5" draw:name="Shape2" draw:style-name="gr7" draw:text-style-name="P106" svg:x1="0.0811in" svg:y1="0.0791in" svg:x2="2.2382in" svg:y2="0.0791in"><text:p/></draw:line></text:p>
          </table:table-cell>
        </table:table-row>
      </table:table>
      <text:p text:style-name="P22"/>
      <text:p text:style-name="P2">Competitive Coding</text:p>
      <text:p text:style-name="P8"/>
      <text:list xml:id="list8267449343437484722" text:style-name="L2">
        <text:list-item>
          <text:p text:style-name="P86"><text:span text:style-name="T51">Participated in the </text:span><text:a xlink:type="simple" xlink:href="https://icpc.baylor.edu/ICPCID/ZRGSWBPI6H06" text:style-name="Internet_20_link" text:visited-style-name="Visited_20_Internet_20_Link"><text:span text:style-name="T83">ACM-ICPC</text:span></text:a><text:span text:style-name="T51"> Dhaka Regional in 2016;</text:span></text:p>
        </text:list-item>
        <text:list-item>
          <text:p text:style-name="P86"><text:span text:style-name="T51">Participated in the </text:span><text:a xlink:type="simple" xlink:href="https://icpc.baylor.edu/ICPCID/ZRGSWBPI6H06" text:style-name="Internet_20_link" text:visited-style-name="Visited_20_Internet_20_Link"><text:span text:style-name="T83">NCPC</text:span></text:a><text:span text:style-name="T51"> in 2015 </text:span><text:span text:style-name="T90">and</text:span><text:span text:style-name="T51"> 2016;</text:span></text:p>
        </text:list-item>
        <text:list-item>
          <text:p text:style-name="P69">Runner <text:span text:style-name="T18">up</text:span> in the <text:span text:style-name="T7">IEEE RoboTour and Programming Contest</text:span> in 2015;</text:p>
        </text:list-item>
        <text:list-item>
          <text:p text:style-name="P70">Participated in the <text:span text:style-name="T7">IUT I</text:span><text:span text:style-name="T8">nter </text:span><text:span text:style-name="T7">U</text:span><text:span text:style-name="T8">niversity </text:span><text:span text:style-name="T7">P</text:span><text:span text:style-name="T8">rogramming </text:span><text:span text:style-name="T7">C</text:span><text:span text:style-name="T8">ontest</text:span> in 2016;</text:p>
        </text:list-item>
        <text:list-item>
          <text:p text:style-name="P70"><text:soft-page-break/>Participated in the <text:span text:style-name="T7">BUET I</text:span><text:span text:style-name="T8">nter </text:span><text:span text:style-name="T7">U</text:span><text:span text:style-name="T8">niversity </text:span><text:span text:style-name="T7">P</text:span><text:span text:style-name="T8">rogramming </text:span><text:span text:style-name="T7">C</text:span><text:span text:style-name="T8">ontest</text:span> in 2015;</text:p>
        </text:list-item>
        <text:list-item>
          <text:p text:style-name="P71">Participated in the <text:span text:style-name="T7">RUET Intra University Programming Contest</text:span> in 2014;</text:p>
        </text:list-item>
        <text:list-item>
          <text:p text:style-name="P93"><text:span text:style-name="T54">Participated in </text:span><text:span text:style-name="T75">5</text:span><text:span text:style-name="T76">0</text:span><text:span text:style-name="T55">+</text:span><text:span text:style-name="T54"> contests in </text:span><text:a xlink:type="simple" xlink:href="http://codeforces.com/profile/habib_rahman" text:style-name="Internet_20_link" text:visited-style-name="Visited_20_Internet_20_Link"><text:span text:style-name="T19">Codeforces</text:span></text:a><text:span text:style-name="T56">, </text:span><text:span text:style-name="T54">Username: habib_</text:span><text:span text:style-name="T57">rahman</text:span><text:span text:style-name="T54">, Rating: 1448</text:span><text:span text:style-name="T56">;</text:span></text:p>
        </text:list-item>
        <text:list-item>
          <text:p text:style-name="P94"><text:span text:style-name="T54">Participated in </text:span><text:span text:style-name="T77">2</text:span><text:span text:style-name="T76">0</text:span><text:span text:style-name="T55">+</text:span><text:span text:style-name="T54"> contests in </text:span><text:a xlink:type="simple" xlink:href="https://www.codechef.com/users/habib_ruet" text:style-name="Internet_20_link" text:visited-style-name="Visited_20_Internet_20_Link"><text:span text:style-name="T58">Codechef</text:span></text:a><text:span text:style-name="T56">, </text:span><text:span text:style-name="T54">Username: habib_ruet, Rating: </text:span><text:span text:style-name="T59">1977</text:span><text:span text:style-name="T56">;</text:span></text:p>
        </text:list-item>
        <text:list-item>
          <text:p text:style-name="P61"><text:span text:style-name="T54">Participated in </text:span><text:span text:style-name="T78">15</text:span><text:span text:style-name="T55">+</text:span><text:span text:style-name="T54"> contests in </text:span><text:a xlink:type="simple" xlink:href="https://toph.co/u/habib_rahman" text:style-name="Internet_20_link" text:visited-style-name="Visited_20_Internet_20_Link"><text:span text:style-name="T68">Toph</text:span></text:a><text:span text:style-name="T56">, </text:span><text:span text:style-name="T54">Username: habib_r</text:span><text:span text:style-name="T60">ahman</text:span><text:span text:style-name="T56">;</text:span></text:p>
        </text:list-item>
        <text:list-item>
          <text:p text:style-name="P95"><text:span text:style-name="T87">S</text:span><text:span text:style-name="T86">olved </text:span><text:span text:style-name="T84">19</text:span><text:span text:style-name="T85">5</text:span><text:span text:style-name="T88">+</text:span><text:span text:style-name="T86"> Problems in </text:span><text:a xlink:type="simple" xlink:href="http://lightoj.com/volume_userstat.php?user_id=9823" text:style-name="Internet_20_link" text:visited-style-name="Visited_20_Internet_20_Link"><text:span text:style-name="T89">Light OJ</text:span></text:a><text:span text:style-name="T86">, User ID: 9823;</text:span></text:p>
        </text:list-item>
        <text:list-item>
          <text:p text:style-name="P62"><text:span text:style-name="T61">Solved </text:span><text:span text:style-name="T79">17</text:span><text:span text:style-name="T80">5</text:span><text:span text:style-name="T62">+</text:span><text:span text:style-name="T61"> </text:span><text:span text:style-name="T55">Problems in </text:span><text:a xlink:type="simple" xlink:href="http://uhunt.felix-halim.net/id/234262" text:style-name="Internet_20_link" text:visited-style-name="Visited_20_Internet_20_Link"><text:span text:style-name="T63">Uva </text:span></text:a><text:a xlink:type="simple" xlink:href="http://uhunt.felix-halim.net/id/234262" text:style-name="Internet_20_link" text:visited-style-name="Visited_20_Internet_20_Link"><text:span text:style-name="T33">Online Judge</text:span></text:a><text:span text:style-name="T64">, </text:span><text:span text:style-name="T62">User ID: 234262</text:span></text:p>
        </text:list-item>
        <text:list-item>
          <text:p text:style-name="P92"><text:span text:style-name="T62">S</text:span><text:span text:style-name="T52">olved </text:span><text:span text:style-name="T81">2</text:span><text:span text:style-name="T80">5</text:span><text:span text:style-name="T65">+ Problems in </text:span><text:a xlink:type="simple" xlink:href="http://www.spoj.com/users/habib_rahman/" text:style-name="Internet_20_link" text:visited-style-name="Visited_20_Internet_20_Link"><text:span text:style-name="T20">SPOJ</text:span></text:a><text:span text:style-name="T65">, Username: habib_rahman</text:span></text:p>
        </text:list-item>
      </text:list>
      <text:p text:style-name="P9"/>
      <text:p text:style-name="P3"><text:span text:style-name="T12">OS, </text:span>Tools &amp; Libraries</text:p>
      <text:p text:style-name="P10"/>
      <text:p text:style-name="P15">Linux (Ubuntu <text:span text:style-name="T15">16.04 LTS</text:span>), <text:span text:style-name="T1">Windows 10 Pro, Eclipse, Netbeans, CodeBlocks, Spyder, SublimeText, gedit etc.</text:span></text:p>
      <text:p text:style-name="P11"/>
      <text:p text:style-name="P4">Projects</text:p>
      <text:p text:style-name="P16"/>
      <text:list xml:id="list738182694188446412" text:style-name="L3">
        <text:list-item>
          <text:p text:style-name="P87"><text:a xlink:type="simple" xlink:href="https://github.com/habibrahmanbd/BanglaPDFtoBanglaDOC" text:style-name="Internet_20_link" text:visited-style-name="Visited_20_Internet_20_Link"><text:span text:style-name="T82">Bangla PDF to Bangla DOC Converter</text:span></text:a></text:p>
          <text:p text:style-name="P72"><text:s text:c="5"/>Year: 2017, Language: JAVA</text:p>
        </text:list-item>
      </text:list>
      <text:p text:style-name="P23"><text:s text:c="5"/>“Software to Convert PDF to DOC for Bangla <text:s text:c="2"/>Language”</text:p>
      <text:p text:style-name="P12"/>
      <text:list xml:id="list7642181798378757610" text:style-name="L4">
        <text:list-item>
          <text:p text:style-name="P88"><text:a xlink:type="simple" xlink:href="https://github.com/habibrahmanbd/onlinelabsystem" text:style-name="Internet_20_link" text:visited-style-name="Visited_20_Internet_20_Link"><text:span text:style-name="T82">Online Judging System</text:span></text:a></text:p>
          <text:p text:style-name="P73"><text:s text:c="6"/>Year: 2015, Language: HTML, CSS &amp; PHP</text:p>
          <text:p text:style-name="P76"><text:s text:c="5"/>“Online ju<text:span text:style-name="T13">dg</text:span>e for programming contest and problem solving”</text:p>
        </text:list-item>
      </text:list>
      <text:p text:style-name="P13"/>
      <text:list xml:id="list7813979759452570924" text:style-name="L5">
        <text:list-item>
          <text:p text:style-name="P89"><text:a xlink:type="simple" xlink:href="https://github.com/habibrahmanbd/nirob-blood-app/" text:style-name="Internet_20_link" text:visited-style-name="Visited_20_Internet_20_Link"><text:span text:style-name="T82">Blood Bank Management</text:span></text:a></text:p>
          <text:p text:style-name="P74"><text:s text:c="5"/>Year: 2014, Language: JAVA</text:p>
          <text:p text:style-name="P77"><text:s text:c="5"/>“Software for Blood Bank Management”</text:p>
        </text:list-item>
      </text:list>
      <text:p text:style-name="P14"/>
      <text:list xml:id="list2798380126702213784" text:style-name="L6">
        <text:list-item>
          <text:p text:style-name="P90"><text:a xlink:type="simple" xlink:href="https://github.com/habibrahmanbd/Game-Rakhal-v1.0/" text:style-name="Internet_20_link" text:visited-style-name="Visited_20_Internet_20_Link"><text:span text:style-name="T82">Game Rakhal</text:span></text:a></text:p>
          <text:p text:style-name="P75"><text:s text:c="5"/>Year: 2014, Language: JAVA</text:p>
          <text:p text:style-name="P78"><text:s text:c="5"/>“Interesting Desktop Game”</text:p>
          <text:p text:style-name="P79"/>
        </text:list-item>
        <text:list-item>
          <text:p text:style-name="P91"><text:a xlink:type="simple" xlink:href="https://github.com/habibrahmanbd/dailyCalorieCalculator" text:style-name="Internet_20_link" text:visited-style-name="Visited_20_Internet_20_Link"><text:span text:style-name="T82">Daily Calorie Calculator</text:span></text:a></text:p>
          <text:p text:style-name="P75"><text:s text:c="5"/>Year: 2014, Language: JAVA</text:p>
          <text:p text:style-name="P78"><text:s text:c="5"/>“Application for calculation of daily Life Calorie”</text:p>
        </text:list-item>
      </text:list>
      <text:p text:style-name="P26"/>
      <text:p text:style-name="P40">Achievements</text:p>
      <text:p text:style-name="P46"/>
      <text:list xml:id="list1047713116520891587" text:style-name="L7">
        <text:list-item>
          <text:p text:style-name="P96">ACM-ICPC Dhaka Regional-2016</text:p>
        </text:list-item>
      </text:list>
      <text:p text:style-name="P44"><text:s text:c="5"/>20<text:span text:style-name="T14">th</text:span> , Rajshahi Divisional Champion,</text:p>
      <text:p text:style-name="P44"><text:s text:c="5"/>Top 10 University Awards</text:p>
      <text:p text:style-name="P44"><text:soft-page-break/></text:p>
      <text:list xml:id="list5668847584138943444" text:style-name="L8">
        <text:list-item>
          <text:p text:style-name="P97">IUPC, IUT Fest - 2016</text:p>
        </text:list-item>
      </text:list>
      <text:p text:style-name="P44"><text:s text:c="5"/>17<text:span text:style-name="T14">th</text:span> Position</text:p>
      <text:p text:style-name="P44"/>
      <text:list xml:id="list904741754954069753" text:style-name="L9">
        <text:list-item>
          <text:p text:style-name="P98">IUPC, IEEE RUET, Student Branch</text:p>
        </text:list-item>
      </text:list>
      <text:p text:style-name="P44"><text:s text:c="5"/>2015, Runners Up</text:p>
      <text:p text:style-name="P44"/>
      <text:list xml:id="list8488929692970045085" text:style-name="L10">
        <text:list-item>
          <text:p text:style-name="P99">Intra University Day Programming Contest</text:p>
        </text:list-item>
      </text:list>
      <text:p text:style-name="P44"><text:s text:c="5"/>2014, 4<text:span text:style-name="T14">th</text:span> Position</text:p>
      <text:p text:style-name="P47"/>
      <text:p text:style-name="P6">Experience<text:span text:style-name="T37">s</text:span></text:p>
      <text:p text:style-name="P18"/>
      <text:list xml:id="list2468978936021800485" text:style-name="L11">
        <text:list-item>
          <text:p text:style-name="P80">Problem Setter and Judge</text:p>
          <text:list>
            <text:list-item>
              <text:list>
                <text:list-item>
                  <text:list>
                    <text:list-header>
                      <text:p text:style-name="P63"><text:span text:style-name="T69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70">Devskill Coding Contest - 15</text:span></text:a><text:span text:style-name="T51">”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4"/>
      <text:list xml:id="list224835054308021" text:continue-numbering="true" text:style-name="L11">
        <text:list-item>
          <text:p text:style-name="P100">Problem Setter and Judge</text:p>
          <text:list>
            <text:list-header>
              <text:p text:style-name="P64"><text:span text:style-name="T52"><text:s text:c="5"/>“</text:span><text:a xlink:type="simple" xlink:href="https://www.hackerrank.com/contests/codesmash-17" text:style-name="Internet_20_link" text:visited-style-name="Visited_20_Internet_20_Link"><text:span text:style-name="T66">Codesmash’17</text:span></text:a><text:span text:style-name="T51">”</text:span></text:p>
            </text:list-header>
          </text:list>
        </text:list-item>
      </text:list>
      <text:p text:style-name="P25"/>
      <text:p text:style-name="P7">Profiles</text:p>
      <text:p text:style-name="P20"/>
      <text:p text:style-name="P1"><text:a xlink:type="simple" xlink:href="https://linkedin.com/in/habibrahmanbd/" text:style-name="Internet_20_link" text:visited-style-name="Visited_20_Internet_20_Link"><text:span text:style-name="T34">LinkedIn</text:span></text:a><text:span text:style-name="T22"> | </text:span><text:a xlink:type="simple" xlink:href="https://icpc.baylor.edu/ICPCID/ZRGSWBPI6H06" text:style-name="Internet_20_link" text:visited-style-name="Visited_20_Internet_20_Link"><text:span text:style-name="T34">ICPCID</text:span></text:a><text:span text:style-name="T22"> | </text:span><text:a xlink:type="simple" xlink:href="https://github.com/habibrahmanbd" text:style-name="Internet_20_link" text:visited-style-name="Visited_20_Internet_20_Link"><text:span text:style-name="T23">Github</text:span></text:a><text:span text:style-name="T21"> </text:span><text:span text:style-name="T23">| </text:span><text:a xlink:type="simple" xlink:href="http://blog.habib.tech/" text:style-name="Internet_20_link" text:visited-style-name="Visited_20_Internet_20_Link"><text:span text:style-name="T34">Blog</text:span></text:a><text:span text:style-name="T21"> </text:span><text:span text:style-name="T24">| </text:span><text:a xlink:type="simple" xlink:href="http://codeforces.com/profile/habib_rahman" text:style-name="Internet_20_link" text:visited-style-name="Visited_20_Internet_20_Link"><text:span text:style-name="T34">Codeforces</text:span></text:a><text:span text:style-name="T35">| </text:span><text:a xlink:type="simple" xlink:href="https://www.codechef.com/users/habib_ruet" text:style-name="Internet_20_link" text:visited-style-name="Visited_20_Internet_20_Link"><text:span text:style-name="T34">Codechef</text:span></text:a><text:span text:style-name="T24"> </text:span><text:span text:style-name="T25">| </text:span><text:a xlink:type="simple" xlink:href="http://uhunt.felix-halim.net/id/234262" text:style-name="Internet_20_link" text:visited-style-name="Visited_20_Internet_20_Link"><text:span text:style-name="T26">Uva Online Judge</text:span></text:a><text:span text:style-name="T21"> </text:span><text:span text:style-name="T27">| </text:span><text:a xlink:type="simple" xlink:href="https://toph.co/u/habib_rahman" text:style-name="Internet_20_link" text:visited-style-name="Visited_20_Internet_20_Link"><text:span text:style-name="T34">Toph</text:span></text:a><text:span text:style-name="T21"> </text:span><text:span text:style-name="T28">|</text:span><text:span text:style-name="T29"> </text:span><text:a xlink:type="simple" xlink:href="http://lightoj.com/volume_userstat.php?user_id=9823" text:style-name="Internet_20_link" text:visited-style-name="Visited_20_Internet_20_Link"><text:span text:style-name="T30">Light OJ</text:span></text:a><text:span text:style-name="T29"> </text:span><text:span text:style-name="T31">| </text:span><text:a xlink:type="simple" xlink:href="http://www.spoj.com/users/habib_rahman/" text:style-name="Internet_20_link" text:visited-style-name="Visited_20_Internet_20_Link"><text:span text:style-name="T32">SPOJ</text:span></text:a></text:p>
      <text:p text:style-name="P21"/>
      <text:p text:style-name="P27"><text:span text:style-name="T16">Language</text:span><text:span text:style-name="T17">s</text:span></text:p>
      <text:p text:style-name="P21"/>
      <text:list xml:id="list1327529223274962899" text:style-name="L12">
        <text:list-item>
          <text:p text:style-name="P82"><text:span text:style-name="T46">Englis</text:span><text:span text:style-name="T47">h</text:span></text:p>
        </text:list-item>
        <text:list-item>
          <text:p text:style-name="P83"><text:span text:style-name="T49">B</text:span><text:span text:style-name="T48">angla</text:span></text:p>
        </text:list-item>
      </text:list>
      <text:p text:style-name="P84"><text:span text:style-name="T48"/></text:p>
      <text:p text:style-name="P85">Reference</text:p>
      <text:p text:style-name="P81"/>
      <text:p text:style-name="P66"><text:span text:style-name="T48">Barshon Sen,</text:span></text:p>
      <text:p text:style-name="P66"><text:span text:style-name="T48">Lecturer,</text:span></text:p>
      <text:p text:style-name="P66"><text:span text:style-name="T48">Computer Science &amp; Engineering,</text:span></text:p>
      <text:p text:style-name="P66"><text:span text:style-name="T48">Rajshahi University of Engineering and Technology.</text:span></text:p>
      <text:p text:style-name="P66"><text:span text:style-name="T48">E-mail: sen.barshon@gmail.com</text:span></text:p>
      <text:p text:style-name="P66"><text:span text:style-name="T48">Cell: +88 01672 340 09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5ED9A6E12818B58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11-16T22:48:29.347072711</dc:date>
    <meta:editing-duration>PT5H28M45S</meta:editing-duration>
    <meta:editing-cycles>207</meta:editing-cycles>
    <meta:generator>LibreOffice/5.1.6.2$Linux_X86_64 LibreOffice_project/10m0$Build-2</meta:generator>
    <meta:document-statistic meta:table-count="1" meta:image-count="4" meta:object-count="0" meta:page-count="3" meta:paragraph-count="81" meta:word-count="462" meta:character-count="2974" meta:non-whitespace-character-count="2541"/>
  </office:meta>
</office:document-meta>
</file>